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Web" style:family="paragraph">
      <style:paragraph-properties style:punctuation-wrap="simple" fo:margin-top="0in" fo:margin-bottom="0in"/>
    </style:style>
    <style:style style:name="T3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P4" style:parent-style-name="StandardWeb" style:family="paragraph">
      <style:paragraph-properties style:punctuation-wrap="simple" fo:margin-top="0in" fo:margin-bottom="0in"/>
    </style:style>
    <style:style style:name="T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6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7" style:parent-style-name="StandardWeb" style:family="paragraph">
      <style:paragraph-properties style:punctuation-wrap="simple" fo:margin-top="0in" fo:margin-bottom="0in"/>
    </style:style>
    <style:style style:name="T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9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10" style:parent-style-name="StandardWeb" style:family="paragraph">
      <style:paragraph-properties style:punctuation-wrap="simple" fo:margin-top="0in" fo:margin-bottom="0in"/>
    </style:style>
    <style:style style:name="T11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P12" style:parent-style-name="StandardWeb" style:family="paragraph">
      <style:paragraph-properties style:punctuation-wrap="simple" fo:margin-top="0in" fo:margin-bottom="0in"/>
    </style:style>
    <style:style style:name="T13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name="P14" style:parent-style-name="StandardWeb" style:family="paragraph">
      <style:paragraph-properties style:punctuation-wrap="simple" fo:margin-top="0in" fo:margin-bottom="0in"/>
    </style:style>
    <style:style style:name="T1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16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17" style:parent-style-name="StandardWeb" style:family="paragraph">
      <style:paragraph-properties style:punctuation-wrap="simple" fo:margin-top="0in" fo:margin-bottom="0in"/>
    </style:style>
    <style:style style:name="T1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19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0" style:parent-style-name="StandardWeb" style:family="paragraph">
      <style:paragraph-properties style:punctuation-wrap="simple" fo:margin-top="0in" fo:margin-bottom="0in"/>
    </style:style>
    <style:style style:name="T2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3" style:parent-style-name="StandardWeb" style:family="paragraph">
      <style:paragraph-properties style:punctuation-wrap="simple" fo:margin-top="0in" fo:margin-bottom="0in"/>
    </style:style>
    <style:style style:name="T24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2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26" style:parent-style-name="StandardWeb" style:family="paragraph">
      <style:paragraph-properties style:punctuation-wrap="simple" fo:margin-top="0in" fo:margin-bottom="0in"/>
    </style:style>
    <style:style style:name="T27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2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29" style:parent-style-name="StandardWeb" style:family="paragraph">
      <style:paragraph-properties style:punctuation-wrap="simple" fo:margin-top="0in" fo:margin-bottom="0in"/>
    </style:style>
    <style:style style:name="T30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T3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T32" style:parent-style-name="Absatz-Standardschriftart" style:family="text">
      <style:text-properties fo:color="#002060"/>
    </style:style>
    <style:style style:family="graphic" style:name="a20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4">
      <style:graphic-properties draw:fill="gradient" draw:fill-gradient-name="a23" draw:stroke="none"/>
    </style:style>
    <style:style style:family="graphic" style:name="a25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2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dash" draw:stroke-dash="a9" svg:stroke-width="0.01042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dash" draw:stroke-dash="a13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style:mirror="horizontal"/>
    </style:style>
    <style:style style:family="graphic" style:name="a17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dash" draw:stroke-dash="a18" svg:stroke-width="0.01042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dash" draw:stroke-dash="a1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dash" draw:stroke-dash="a3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style:mirror="horizontal"/>
    </style:style>
    <style:style style:family="graphic" style:name="a6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7">
      <style:graphic-properties draw:fill="solid" draw:fill-color="#000000" draw:opacity="100%" draw:stroke="none"/>
    </style:style>
    <style:style style:family="graphic" style:name="a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solid" draw:fill-color="#0070c0" draw:opacity="100%" draw:stroke="solid" svg:stroke-width="0.00694in" svg:stroke-color="#00b0f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dash" draw:stroke-dash="a32" svg:stroke-width="0.02083in" svg:stroke-color="#0070c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5">
      <style:graphic-properties style:wrap="run-through" style:run-through="foreground" draw:fill="none" draw:stroke="dash" draw:stroke-dash="a34" svg:stroke-width="0.02083in" svg:stroke-color="#0070c0" svg:stroke-opacity="100%" draw:stroke-linejoin="miter" svg:stroke-linecap="butt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><draw:frame draw:z-index="251679744" draw:id="id0" draw:style-name="a0" draw:transform="translate(-0.14826in -0.15069in) rotate(-0.99168) translate(2.06557in 0.88404in)" draw:name="Textfeld 152" text:anchor-type="paragraph" svg:width="0.29653in" svg:height="0.30139in" style:rel-width="scale" style:rel-height="scale"><draw:text-box><text:p text:style-name="P2"><text:span text:style-name="T3"></text:span></text:p></draw:text-box><svg:title/><svg:desc/></draw:frame><draw:connector draw:type="line" svg:x1="5.43475in" svg:y1="1.79139in" svg:x2="5.80628in" svg:y2="1.61917in" draw:z-index="251716608" draw:id="id1" draw:style-name="a2" draw:name="Gerader Verbinder 126" text:anchor-type="paragraph"><svg:title/><svg:desc/></draw:connector><draw:connector draw:type="line" svg:x1="1.41875in" svg:y1="3.4602in" svg:x2="5.24445in" svg:y2="1.86645in" draw:z-index="251662336" draw:id="id2" draw:style-name="a4" draw:name="Gerader Verbinder 126" text:anchor-type="paragraph"><svg:title/><svg:desc/></draw:connector><draw:frame draw:z-index="251673600" draw:style-name="a5" draw:transform="translate(-0.05521in -0.06007in) rotate(-4.05158) translate(2.01007in 0.87233in)" draw:name="Grafik 7" text:anchor-type="paragraph" svg:width="0.11042in" svg:height="0.12014in" style:rel-width="scale" style:rel-height="scale"><draw:image xlink:href="media/image1.png" xlink:type="simple" xlink:show="embed" xlink:actuate="onLoad"/><svg:title/><svg:desc/></draw:frame><draw:g draw:z-index="251670528" draw:name="Gruppieren 7" draw:id="id5" draw:style-name="a8" text:anchor-type="paragraph"><svg:title/><svg:desc/><draw:custom-shape svg:x="2.6696in" svg:y="0.35208in" svg:width="0.09843in" svg:height="0.09843in" draw:id="id3" draw:style-name="a6" draw:name="Freihandform: Form 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ustom-shape svg:x="2.69913in" svg:y="0.3816in" svg:width="0.03937in" svg:height="0.03937in" draw:id="id4" draw:style-name="a7" draw:name="Freihandform: Form 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connector draw:type="line" svg:x1="3.03368in" svg:y1="0.13703in" svg:x2="0.26215in" svg:y2="2.38078in" draw:z-index="251668480" draw:id="id6" draw:style-name="a10" draw:name="Gerader Verbinder 126" text:anchor-type="paragraph"><svg:title/><svg:desc/></draw:connector><draw:frame draw:z-index="251687936" draw:id="id7" draw:style-name="a11" draw:name="Textfeld 150" text:anchor-type="paragraph" svg:x="1.13522in" svg:y="-0.00101in" svg:width="0.39514in" svg:height="0.31875in" style:rel-width="scale" style:rel-height="scale"><draw:text-box><text:p text:style-name="P4"><text:span text:style-name="T5">C</text:span><text:span text:style-name="T6">2</text:span></text:p></draw:text-box><svg:title/><svg:desc/></draw:frame><draw:frame draw:z-index="251685888" draw:id="id8" draw:style-name="a12" draw:name="Textfeld 150" text:anchor-type="paragraph" svg:x="2.399in" svg:y="1.27529in" svg:width="0.39514in" svg:height="0.31875in" style:rel-width="scale" style:rel-height="scale"><draw:text-box><text:p text:style-name="P7"><text:span text:style-name="T8">C</text:span><text:span text:style-name="T9">1</text:span></text:p></draw:text-box><svg:title/><svg:desc/></draw:frame><draw:connector draw:type="line" svg:x1="1.43196in" svg:y1="0.25967in" svg:x2="2.55349in" svg:y2="1.61731in" draw:z-index="251664384" draw:id="id9" draw:style-name="a14" draw:name="Gerader Verbinder 126" text:anchor-type="paragraph"><svg:title/><svg:desc/></draw:connector><draw:frame draw:z-index="251677696" draw:id="id10" draw:style-name="a15" draw:transform="translate(-0.14826in -0.15069in) rotate(-5.90505) translate(3.58825in 2.43003in)" draw:name="Textfeld 152" text:anchor-type="paragraph" svg:width="0.29653in" svg:height="0.30139in" style:rel-width="scale" style:rel-height="scale"><draw:text-box><text:p text:style-name="P10"><text:span text:style-name="T11"></text:span></text:p></draw:text-box><svg:title/><svg:desc/></draw:frame><draw:frame draw:z-index="251675648" draw:style-name="a16" draw:transform="translate(-0.05555in -0.06041in) rotate(-2.68156) translate(3.56881in 2.48355in)" draw:name="Grafik 10" text:anchor-type="paragraph" svg:width="0.11111in" svg:height="0.12083in" style:rel-width="scale" style:rel-height="scale"><draw:image xlink:href="media/image1.png" xlink:type="simple" xlink:show="embed" xlink:actuate="onLoad"/><svg:title/><svg:desc/></draw:frame><draw:frame draw:z-index="251672576" draw:id="id11" draw:style-name="a17" draw:name="Textfeld 160" text:anchor-type="paragraph" svg:x="2.69579in" svg:y="0.27585in" svg:width="0.30139in" svg:height="0.29167in" style:rel-width="scale" style:rel-height="scale"><draw:text-box><text:p text:style-name="P12"><text:span text:style-name="T13">P</text:span></text:p></draw:text-box><svg:title/><svg:desc/></draw:frame><draw:connector draw:type="line" svg:x1="2.5829in" svg:y1="0.12759in" svg:x2="4.70443in" svg:y2="4.90676in" draw:z-index="251666432" draw:id="id12" draw:style-name="a19" draw:name="Gerader Verbinder 126" text:anchor-type="paragraph"><svg:title/><svg:desc/></draw:connector><draw:frame draw:z-index="251683840" draw:id="id13" draw:style-name="a20" draw:name="Textfeld 150" text:anchor-type="paragraph" svg:x="1.22894in" svg:y="3.50926in" svg:width="0.39514in" svg:height="0.31875in" style:rel-width="scale" style:rel-height="scale"><draw:text-box><text:p text:style-name="P14"><text:span text:style-name="T15">D</text:span><text:span text:style-name="T16">2</text:span></text:p></draw:text-box><svg:title/><svg:desc/></draw:frame><draw:frame draw:z-index="251681792" draw:id="id14" draw:style-name="a21" draw:name="Textfeld 150" text:anchor-type="paragraph" svg:x="5.67579in" svg:y="1.3358in" svg:width="0.39514in" svg:height="0.31875in" style:rel-width="scale" style:rel-height="scale"><draw:text-box><text:p text:style-name="P17"><text:span text:style-name="T18">D</text:span><text:span text:style-name="T19">1</text:span></text:p></draw:text-box><svg:title/><svg:desc/></draw:frame><draw:frame draw:z-index="251714560" draw:style-name="a22" draw:name="Grafik 28" text:anchor-type="paragraph" svg:x="0in" svg:y="0in" svg:width="5.99028in" svg:height="4.35347in" style:rel-width="scale" style:rel-height="scale"><draw:image xlink:href="media/image2.png" xlink:type="simple" xlink:show="embed" xlink:actuate="onLoad"/><svg:title/><svg:desc/></draw:frame><draw:g draw:z-index="251705344" draw:name="Gruppieren 19" draw:id="id17" draw:style-name="a26" text:anchor-type="paragraph"><svg:title/><svg:desc/><draw:custom-shape svg:x="1.36561in" svg:y="5.50607in" svg:width="0.14151in" svg:height="0.10074in" draw:id="id15" draw:style-name="a24" draw:name="Freihandform: Form 29"><svg:title/><svg:desc/><draw:enhanced-geometry draw:type="non-primitive" svg:viewBox="0 0 400 300" draw:enhanced-path="M ?f0 ?f2 L ?f3 ?f0 ?f1 ?f2 Z N" draw:text-areas="?f8 ?f10 ?f9 ?f11"><draw:equation draw:name="f0" draw:formula="0"/><draw:equation draw:name="f1" draw:formula="400"/><draw:equation draw:name="f2" draw:formula="300"/><draw:equation draw:name="f3" draw:formula="200"/><draw:equation draw:name="f4" draw:formula="?f2 - ?f0"/><draw:equation draw:name="f5" draw:formula="?f1 - ?f0"/><draw:equation draw:name="f6" draw:formula="?f5 / 400"/><draw:equation draw:name="f7" draw:formula="?f4 / 300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1.39292in" svg:y="5.4653in" svg:width="0.08866in" svg:height="0.08423in" draw:id="id16" draw:style-name="a25" draw:name="Freihandform: Form 3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frame draw:z-index="251707392" draw:id="id18" draw:style-name="a27" draw:name="Textfeld 150" text:anchor-type="paragraph" svg:x="1.07007in" svg:y="5.49485in" svg:width="0.39514in" svg:height="0.31875in" style:rel-width="scale" style:rel-height="scale"><draw:text-box><text:p text:style-name="P20"><text:span text:style-name="T21">A</text:span><text:span text:style-name="T22">0</text:span></text:p></draw:text-box><svg:title/><svg:desc/></draw:frame><draw:frame draw:z-index="251701248" draw:id="id19" draw:style-name="a28" draw:name="Textfeld 150" text:anchor-type="paragraph" svg:x="1.05862in" svg:y="4.89817in" svg:width="0.39514in" svg:height="0.31875in" style:rel-width="scale" style:rel-height="scale"><draw:text-box><text:p text:style-name="P23"><text:span text:style-name="T24">m</text:span><text:span text:style-name="T25">a</text:span></text:p></draw:text-box><svg:title/><svg:desc/></draw:frame><draw:frame draw:z-index="251703296" draw:id="id20" draw:style-name="a29" draw:name="Textfeld 150" text:anchor-type="paragraph" svg:x="5.52603in" svg:y="4.40932in" svg:width="0.39514in" svg:height="0.31875in" style:rel-width="scale" style:rel-height="scale"><draw:text-box><text:p text:style-name="P26"><text:span text:style-name="T27">s</text:span><text:span text:style-name="T28">a</text:span></text:p></draw:text-box><svg:title/><svg:desc/></draw:frame><draw:frame draw:z-index="251713536" draw:id="id21" draw:style-name="a30" draw:name="Textfeld 150" text:anchor-type="paragraph" svg:x="0.875in" svg:y="4.59722in" svg:width="0.39514in" svg:height="0.31875in" style:rel-width="scale" style:rel-height="scale"><draw:text-box><text:p text:style-name="P29"><text:span text:style-name="T30"></text:span><text:span text:style-name="T31">0</text:span></text:p></draw:text-box><svg:title/><svg:desc/></draw:frame><draw:custom-shape svg:width="1.17014in" svg:height="1.14514in" draw:z-index="251697152" draw:id="id22" draw:style-name="a31" draw:transform="translate(-0.58507in -0.57257in) rotate(-3.74447) translate(1.42059in 4.66483in)" draw:name="Bogen 18" text:anchor-type="paragraph"><svg:title/><svg:desc/><draw:enhanced-geometry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283, -395, -50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193"/><draw:equation draw:name="f15" draw:formula="236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draw:connector draw:type="line" svg:x1="0in" svg:y1="6.06019in" svg:x2="1.47014in" svg:y2="4.65394in" draw:z-index="251692032" draw:id="id23" draw:style-name="a33" draw:name="Gerader Verbinder 126" text:anchor-type="paragraph"><svg:title/><svg:desc/></draw:connector><text:span text:style-name="T32"><draw:connector draw:type="line" svg:x1="0.5752in" svg:y1="4.65615in" svg:x2="6.28145in" svg:y2="4.65615in" draw:z-index="251689984" draw:id="id24" draw:style-name="a35" draw:name="Gerader Verbinder 126" text:anchor-type="paragraph"><svg:title/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3" draw:style="radial" draw:cx="50%" draw:cy="50%" draw:start-color="#808080" draw:end-color="#c0c0c0" draw:start-intensity="100%" draw:end-intensity="100%"/>
    <draw:stroke-dash draw:name="a32" draw:style="rect" draw:dots1="1" draw:dots1-length="0.16667in" draw:distance="0.16667in"/>
    <draw:stroke-dash draw:name="a1" draw:style="rect" draw:dots1="1" draw:dots1-length="0.0625in" draw:distance="0.0625in"/>
    <draw:stroke-dash draw:name="a34" draw:style="rect" draw:dots1="1" draw:dots1-length="0.16667in" draw:distance="0.16667in"/>
    <draw:stroke-dash draw:name="a9" draw:style="rect" draw:dots1="1" draw:dots1-length="0.08333in" draw:dots2="2" draw:dots2-length="0.01042in" draw:distance="0.08333in"/>
    <draw:stroke-dash draw:name="a18" draw:style="rect" draw:dots1="1" draw:dots1-length="0.08333in" draw:dots2="2" draw:dots2-length="0.01042in" draw:distance="0.08333in"/>
    <draw:stroke-dash draw:name="a3" draw:style="rect" draw:dots1="1" draw:dots1-length="0.0625in" draw:distance="0.0625in"/>
    <draw:stroke-dash draw:name="a13" draw:style="rect" draw:dots1="1" draw:dots1-length="0.0625in" draw:distance="0.0625in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Andreas</dc:creator>
    <meta:creation-date>2018-12-12T09:03:00Z</meta:creation-date>
    <dc:date>2018-12-13T20:48:00Z</dc:date>
    <meta:template xlink:href="Normal" xlink:type="simple"/>
    <meta:editing-cycles>9</meta:editing-cycles>
    <meta:editing-duration>PT0S</meta:editing-duration>
    <meta:document-statistic meta:page-count="1" meta:paragraph-count="1" meta:word-count="3" meta:character-count="28" meta:row-count="1" meta:non-whitespace-character-count="26"/>
  </office:meta>
</office:document-meta>
</file>